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924in" table:align="right"/>
    </style:style>
    <style:style style:name="Table1.A" style:family="table-column">
      <style:table-column-properties style:column-width="1.1222in"/>
    </style:style>
    <style:style style:name="Table1.B" style:family="table-column">
      <style:table-column-properties style:column-width="1.1549in"/>
    </style:style>
    <style:style style:name="Table1.E" style:family="table-column">
      <style:table-column-properties style:column-width="1.1479in"/>
    </style:style>
    <style:style style:name="Table1.F" style:family="table-column">
      <style:table-column-properties style:column-width="1.15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73bf6" officeooo:paragraph-rsid="00173bf6"/>
    </style:style>
    <style:style style:name="P2" style:family="paragraph" style:parent-style-name="Table_20_Contents">
      <style:paragraph-properties fo:text-align="center" style:justify-single-word="false"/>
      <style:text-properties fo:color="#ff6600" officeooo:rsid="00173bf6" officeooo:paragraph-rsid="00173bf6"/>
    </style:style>
    <style:style style:name="P3" style:family="paragraph" style:parent-style-name="Table_20_Contents">
      <style:paragraph-properties fo:text-align="center" style:justify-single-word="false"/>
      <style:text-properties fo:color="#ff6600" officeooo:rsid="00173bf6" officeooo:paragraph-rsid="00173bf6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3bf6" officeooo:paragraph-rsid="00173bf6" style:font-weight-asian="bold" style:font-weight-complex="bold"/>
    </style:style>
    <style:style style:name="P5" style:family="paragraph" style:parent-style-name="Standard">
      <style:text-properties officeooo:rsid="00041efb" officeooo:paragraph-rsid="00041efb"/>
    </style:style>
    <style:style style:name="P6" style:family="paragraph" style:parent-style-name="Standard">
      <style:paragraph-properties fo:text-align="center" style:justify-single-word="false"/>
      <style:text-properties officeooo:rsid="00041efb" officeooo:paragraph-rsid="00041efb"/>
    </style:style>
    <style:style style:name="P7" style:family="paragraph" style:parent-style-name="Standard">
      <style:text-properties officeooo:rsid="00041efb" officeooo:paragraph-rsid="0009ac9f"/>
    </style:style>
    <style:style style:name="P8" style:family="paragraph" style:parent-style-name="Standard">
      <style:text-properties officeooo:rsid="00041efb" officeooo:paragraph-rsid="001b282c"/>
    </style:style>
    <style:style style:name="P9" style:family="paragraph" style:parent-style-name="Standard">
      <style:text-properties officeooo:rsid="0007bbe4" officeooo:paragraph-rsid="0007bbe4"/>
    </style:style>
    <style:style style:name="P10" style:family="paragraph" style:parent-style-name="Standard">
      <style:text-properties officeooo:rsid="0007bbe4" officeooo:paragraph-rsid="0009b825"/>
    </style:style>
    <style:style style:name="P11" style:family="paragraph" style:parent-style-name="Standard">
      <style:text-properties officeooo:rsid="0007bbe4" officeooo:paragraph-rsid="000a8a72"/>
    </style:style>
    <style:style style:name="P12" style:family="paragraph" style:parent-style-name="Standard">
      <style:text-properties officeooo:rsid="0007bbe4" officeooo:paragraph-rsid="000b4aa0"/>
    </style:style>
    <style:style style:name="P13" style:family="paragraph" style:parent-style-name="Standard">
      <style:text-properties officeooo:rsid="0007bbe4" officeooo:paragraph-rsid="000be38b"/>
    </style:style>
    <style:style style:name="P14" style:family="paragraph" style:parent-style-name="Standard">
      <style:text-properties officeooo:rsid="0007bbe4" officeooo:paragraph-rsid="000dd258"/>
    </style:style>
    <style:style style:name="P15" style:family="paragraph" style:parent-style-name="Standard">
      <style:text-properties officeooo:rsid="0007bbe4" officeooo:paragraph-rsid="001b282c"/>
    </style:style>
    <style:style style:name="P16" style:family="paragraph" style:parent-style-name="Standard">
      <style:text-properties fo:font-style="italic" officeooo:rsid="0007bbe4" officeooo:paragraph-rsid="0007bbe4" style:font-style-asian="italic" style:font-style-complex="italic"/>
    </style:style>
    <style:style style:name="P17" style:family="paragraph" style:parent-style-name="Standard">
      <style:text-properties officeooo:rsid="00173bf6" officeooo:paragraph-rsid="00173bf6"/>
    </style:style>
    <style:style style:name="P18" style:family="paragraph" style:parent-style-name="Standard">
      <style:text-properties officeooo:rsid="0017b6ed" officeooo:paragraph-rsid="0009b825"/>
    </style:style>
    <style:style style:name="P19" style:family="paragraph" style:parent-style-name="Standard">
      <style:text-properties officeooo:rsid="001ac01c" officeooo:paragraph-rsid="001ac01c"/>
    </style:style>
    <style:style style:name="P20" style:family="paragraph" style:parent-style-name="Standard">
      <style:text-properties officeooo:rsid="001ac01c" officeooo:paragraph-rsid="001b282c"/>
    </style:style>
    <style:style style:name="P21" style:family="paragraph" style:parent-style-name="Standard">
      <style:text-properties officeooo:rsid="001c8bd2" officeooo:paragraph-rsid="001c8bd2"/>
    </style:style>
    <style:style style:name="P22" style:family="paragraph" style:parent-style-name="Standard">
      <style:text-properties officeooo:rsid="001c8bd2" officeooo:paragraph-rsid="001e0f65"/>
    </style:style>
    <style:style style:name="P23" style:family="paragraph" style:parent-style-name="Standard">
      <style:text-properties officeooo:rsid="001c8bd2" officeooo:paragraph-rsid="001f310f"/>
    </style:style>
    <style:style style:name="P24" style:family="paragraph" style:parent-style-name="Standard">
      <style:text-properties officeooo:rsid="001e0f65" officeooo:paragraph-rsid="001e0f65"/>
    </style:style>
    <style:style style:name="P25" style:family="paragraph" style:parent-style-name="Standard">
      <style:text-properties officeooo:rsid="001e0f65" officeooo:paragraph-rsid="001f310f"/>
    </style:style>
    <style:style style:name="P26" style:family="paragraph" style:parent-style-name="Standard">
      <style:text-properties officeooo:rsid="001f310f" officeooo:paragraph-rsid="001f310f"/>
    </style:style>
    <style:style style:name="P27" style:family="paragraph" style:parent-style-name="Standard">
      <style:text-properties officeooo:rsid="001fb824" officeooo:paragraph-rsid="001fb824"/>
    </style:style>
    <style:style style:name="P28" style:family="paragraph" style:parent-style-name="Standard">
      <style:paragraph-properties fo:break-before="page"/>
      <style:text-properties officeooo:rsid="0007bbe4" officeooo:paragraph-rsid="0009b825"/>
    </style:style>
    <style:style style:name="P29" style:family="paragraph" style:parent-style-name="Standard">
      <style:paragraph-properties fo:break-before="page"/>
      <style:text-properties officeooo:rsid="00173bf6" officeooo:paragraph-rsid="00173bf6"/>
    </style:style>
    <style:style style:name="T1" style:family="text">
      <style:text-properties officeooo:rsid="00041ef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9b825"/>
    </style:style>
    <style:style style:name="T4" style:family="text">
      <style:text-properties style:text-position="sub 58%" fo:font-style="italic" officeooo:rsid="0009b825" style:font-style-asian="italic" style:font-style-complex="italic"/>
    </style:style>
    <style:style style:name="T5" style:family="text">
      <style:text-properties style:text-position="sub 58%" officeooo:rsid="001c8bd2"/>
    </style:style>
    <style:style style:name="T6" style:family="text">
      <style:text-properties officeooo:rsid="0005c363"/>
    </style:style>
    <style:style style:name="T7" style:family="text">
      <style:text-properties officeooo:rsid="0009ac9f"/>
    </style:style>
    <style:style style:name="T8" style:family="text">
      <style:text-properties officeooo:rsid="0009b825"/>
    </style:style>
    <style:style style:name="T9" style:family="text">
      <style:text-properties fo:font-style="italic" officeooo:rsid="0009b825" style:font-style-asian="italic" style:font-style-complex="italic"/>
    </style:style>
    <style:style style:name="T10" style:family="text">
      <style:text-properties fo:font-style="italic" officeooo:rsid="000a8a72" style:font-style-asian="italic" style:font-style-complex="italic"/>
    </style:style>
    <style:style style:name="T11" style:family="text">
      <style:text-properties officeooo:rsid="00173bf6"/>
    </style:style>
    <style:style style:name="T12" style:family="text">
      <style:text-properties officeooo:rsid="001b282c"/>
    </style:style>
    <style:style style:name="T13" style:family="text">
      <style:text-properties officeooo:rsid="001c8bd2"/>
    </style:style>
    <style:style style:name="T14" style:family="text">
      <style:text-properties officeooo:rsid="001e0f65"/>
    </style:style>
    <style:style style:name="T15" style:family="text">
      <style:text-properties officeooo:rsid="001f310f"/>
    </style:style>
    <style:style style:name="T16" style:family="text">
      <style:text-properties officeooo:rsid="001fb824"/>
    </style:style>
    <style:style style:name="T17" style:family="text">
      <style:text-properties officeooo:rsid="00205f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Path of `add`<text:line-break/>with <text:span text:style-name="T17">D</text:span>omain <text:span text:style-name="T17">C</text:span>onstraint `even`</text:p>
      <text:p text:style-name="P6">by Sven Nilsen, 2017</text:p>
      <text:p text:style-name="P5"/>
      <text:p text:style-name="P5">Every natural number `a` can be written as a sum of two natural numbers, because:</text:p>
      <text:p text:style-name="P5"/>
      <text:p text:style-name="P5"><text:tab/>a + 0 = a</text:p>
      <text:p text:style-name="P5"/>
      <text:p text:style-name="P5">In path semantics, the idea that every natural number can be written as a sum of two natural numbers, can be expressed in the following way:</text:p>
      <text:p text:style-name="P5"/>
      <text:p text:style-name="P5"><text:tab/>∃add &lt;=&gt; true<text:span text:style-name="T2">1</text:span></text:p>
      <text:p text:style-name="P5"/>
      <text:p text:style-name="P5"><text:tab/>add := \(a: nat, b: nat) = a + b</text:p>
      <text:p text:style-name="P5"><text:tab/>true<text:span text:style-name="T2">1</text:span> := \(_) = true</text:p>
      <text:p text:style-name="P7"><text:tab/>∃add : <text:span text:style-name="T7">nat → bool</text:span></text:p>
      <text:p text:style-name="P5"/>
      <text:p text:style-name="P9">The function `<text:span text:style-name="T1">∃add</text:span>` tells which numbers <text:span text:style-name="T7">that are returned by</text:span> the function `add`.<text:line-break/>The constraint `[<text:span text:style-name="T1">∃add</text:span>] true` defines the codomain of the function `add`.<text:line-break/>Since `add` can return any number, the function `<text:span text:style-name="T1">∃add</text:span>` always return true, so `[<text:span text:style-name="T1">∃add</text:span>] true` is equal to the set of all natural numbers.</text:p>
      <text:p text:style-name="P5"/>
      <text:p text:style-name="P5">Now, I will add a domain constraint <text:span text:style-name="T6">`even`</text:span> on the arguments of `add`:</text:p>
      <text:p text:style-name="P5"/>
      <text:p text:style-name="P8"><text:tab/>∃add{[even] <text:span text:style-name="T14">a</text:span>, [even] <text:span text:style-name="T14">b</text:span>} :<text:span text:style-name="T7">= \(x) = if x == 0 { a &amp;&amp; b } else { (a == b) == even(x) }</text:span></text:p>
      <text:p text:style-name="P7"/>
      <text:p text:style-name="P7"><text:tab/><text:span text:style-name="T7">even := \(a: nat) = (a % 2) == 0</text:span></text:p>
      <text:p text:style-name="P5"/>
      <text:p text:style-name="P10">This adds tw<text:span text:style-name="T7">o parameters that tell whether the arguments should be even or odd numbers.<text:line-break/>The constraints on the input are different, so telling which numbers that are returned by `add` becomes more complex.</text:span></text:p>
      <text:p text:style-name="P18"/>
      <text:p text:style-name="P19">Intuitively, one can understand it as a compact representation as a collection of knowledge:</text:p>
      <text:p text:style-name="P19"/>
      <text:p text:style-name="P19"><text:tab/>For any natural number, can you tell me whether it is possible to construct it by</text:p>
      <text:p text:style-name="P19"><text:tab/>adding two &lt;even/odd/one even and one odd&gt; natural number(s)?</text:p>
      <text:p text:style-name="P19"/>
      <text:p text:style-name="P19"><text:span text:style-name="T12">When</text:span> I have two odd numbers, I can reduce the formula to construct any `x` <text:span text:style-name="T12">with the property</text:span>:</text:p>
      <text:p text:style-name="P19"/>
      <text:p text:style-name="P20"><text:tab/><text:span text:style-name="T12">if x == 0 { false &amp;&amp; false } else { (false == false) == even(x) }</text:span></text:p>
      <text:p text:style-name="P20"><text:span text:style-name="T12"><text:tab/>if x == 0 { false } else { true == even(x) }</text:span></text:p>
      <text:p text:style-name="P20"><text:tab/><text:span text:style-name="T12">if x == 0 { false } else { even(x) }</text:span></text:p>
      <text:p text:style-name="P28"><text:span text:style-name="T7">I will now prove the algorithm above.<text:line-break/>The strategy used is to break down the constraints in cases and then unify the results.</text:span></text:p>
      <text:p text:style-name="P9"/>
      <text:p text:style-name="P9"><text:tab/><text:span text:style-name="T8">add[even] &lt;=&gt; eq</text:span></text:p>
      <text:p text:style-name="P9"><text:tab/><text:tab/><text:span text:style-name="T9">This symmetric path is well known in path semantics.</text:span></text:p>
      <text:p text:style-name="P16"><text:tab/><text:tab/><text:span text:style-name="T8">It says how to predict the even property of the output from the</text:span></text:p>
      <text:p text:style-name="P16"><text:tab/><text:tab/><text:span text:style-name="T8">even property of the inputs.</text:span></text:p>
      <text:p text:style-name="P9"/>
      <text:p text:style-name="P10"><text:tab/><text:span text:style-name="T8">f</text:span><text:span text:style-name="T3">00</text:span><text:span text:style-name="T8"> = ∃add{[even] false, [even] false}</text:span></text:p>
      <text:p text:style-name="P10"><text:tab/><text:span text:style-name="T8">f</text:span><text:span text:style-name="T3">00</text:span><text:span text:style-name="T8">(_: [even] false) = false</text:span></text:p>
      <text:p text:style-name="P10"><text:tab/><text:tab/><text:span text:style-name="T9">Since `</text:span><text:span text:style-name="T10">add[even](</text:span><text:span text:style-name="T9">false, false</text:span><text:span text:style-name="T10">) = </text:span><text:span text:style-name="T9">true`, it returns no odd numbers.</text:span></text:p>
      <text:p text:style-name="P10"><text:tab/><text:span text:style-name="T8">f</text:span><text:span text:style-name="T3">00</text:span><text:span text:style-name="T8">(x: [even] true) = x ¬= 0</text:span></text:p>
      <text:p text:style-name="P10"><text:tab/><text:tab/><text:span text:style-name="T9">All even numbers can be constructed by adding two numbers, except 0.</text:span></text:p>
      <text:p text:style-name="P10"><text:span text:style-name="T9"><text:tab/><text:tab/>This is because the smallest odd number is 1, so the smallest even</text:span></text:p>
      <text:p text:style-name="P10"><text:span text:style-name="T9"><text:tab/><text:tab/>number, that can be constructed by adding two odd numbers, is 2.</text:span></text:p>
      <text:p text:style-name="P9"/>
      <text:p text:style-name="P10"><text:tab/><text:span text:style-name="T8">f</text:span><text:span text:style-name="T3">01</text:span><text:span text:style-name="T8"> = ∃add{[even] false, [even] true}</text:span></text:p>
      <text:p text:style-name="P10"><text:tab/><text:span text:style-name="T8">f</text:span><text:span text:style-name="T3">01</text:span><text:span text:style-name="T8">(_: [even] false) = true</text:span></text:p>
      <text:p text:style-name="P10"><text:tab/><text:tab/><text:span text:style-name="T9">Since `a + 0 = a` and `a` can be odd, all odd numbers are returned.</text:span></text:p>
      <text:p text:style-name="P10"><text:tab/><text:span text:style-name="T8">f</text:span><text:span text:style-name="T3">00</text:span><text:span text:style-name="T8">(_: [even] true) = false</text:span></text:p>
      <text:p text:style-name="P10"><text:tab/><text:tab/><text:span text:style-name="T9">Since `</text:span><text:span text:style-name="T10">add[even](</text:span><text:span text:style-name="T9">false, true</text:span><text:span text:style-name="T10">) = </text:span><text:span text:style-name="T9">false`, it returns no even numbers.</text:span></text:p>
      <text:p text:style-name="P10"/>
      <text:p text:style-name="P10"><text:tab/><text:span text:style-name="T8">f</text:span><text:span text:style-name="T3">10</text:span><text:span text:style-name="T8"> &lt;=&gt; f</text:span><text:span text:style-name="T3">01</text:span></text:p>
      <text:p text:style-name="P10"><text:tab/><text:tab/><text:span text:style-name="T9">The `add` function is associative, so proofs of `f</text:span><text:span text:style-name="T4">01</text:span><text:span text:style-name="T9">` are reused for `f</text:span><text:span text:style-name="T4">10</text:span><text:span text:style-name="T9">`.</text:span></text:p>
      <text:p text:style-name="P10"/>
      <text:p text:style-name="P10"><text:tab/><text:span text:style-name="T8">f</text:span><text:span text:style-name="T3">11</text:span><text:span text:style-name="T8"> = ∃add{[even] true, [even] true}</text:span></text:p>
      <text:p text:style-name="P10"><text:tab/><text:span text:style-name="T8">f</text:span><text:span text:style-name="T3">11</text:span><text:span text:style-name="T8">(_: [even] false) = false</text:span></text:p>
      <text:p text:style-name="P10"><text:tab/><text:tab/><text:span text:style-name="T10">Since `add[even](true, true) = true`, it returns no odd numbers.</text:span></text:p>
      <text:p text:style-name="P11"><text:tab/><text:span text:style-name="T8">f</text:span><text:span text:style-name="T3">11</text:span><text:span text:style-name="T8">(_: [even] true) = true</text:span></text:p>
      <text:p text:style-name="P11"><text:tab/><text:tab/><text:span text:style-name="T10">Since `a + 0 = a` and `a` can be even, all even numbers are returned.</text:span></text:p>
      <text:p text:style-name="P11"/>
      <text:p text:style-name="P14"><text:tab/><text:span text:style-name="T14">(∃add{[even] a, [even] b})(x) = if a {if b {even(x)} else {¬even(x)}}</text:span></text:p>
      <text:p text:style-name="P14"><text:span text:style-name="T8"><text:tab/><text:tab/> <text:s text:c="38"/>else {if b {¬even(x)} else {even(x) &amp;&amp; x ¬= 0)}}</text:span></text:p>
      <text:p text:style-name="P13"><text:tab/><text:tab/><text:span text:style-name="T14">(∃add{[even] false, [even] false})(x) = even(x) &amp;&amp; x ¬= 0</text:span></text:p>
      <text:p text:style-name="P12"><text:tab/><text:tab/><text:tab/><text:span text:style-name="T14">(∃add{[even] false, [even] false}{[even] false})(_) = false</text:span></text:p>
      <text:p text:style-name="P12"><text:tab/><text:tab/><text:tab/><text:span text:style-name="T14">(∃add{[even] false, [even] false}{[even] true})(x) = x ¬= 0</text:span></text:p>
      <text:p text:style-name="P13"><text:tab/><text:tab/><text:span text:style-name="T14">(∃add{[even] false, [even] true})(x) = ¬even(x)</text:span></text:p>
      <text:p text:style-name="P12"><text:tab/><text:tab/><text:tab/><text:span text:style-name="T14">(∃add{[even] false, [even] true}{[even] false})(x) = true</text:span></text:p>
      <text:p text:style-name="P12"><text:tab/><text:tab/><text:tab/><text:span text:style-name="T14">(∃add{[even] false, [even] true}{[even] true})(x) = false</text:span></text:p>
      <text:p text:style-name="P13"><text:tab/><text:tab/><text:span text:style-name="T14">(∃add{[even] true, [even] false})(x) = ¬even(x)</text:span></text:p>
      <text:p text:style-name="P12"><text:tab/><text:tab/><text:tab/><text:span text:style-name="T14">(∃add{[even] true, [even] false}{[even] false})(x) = true</text:span></text:p>
      <text:p text:style-name="P12"><text:tab/><text:tab/><text:tab/><text:span text:style-name="T14">(∃add{[even] true, [even] false}{[even] true})(x) = false</text:span></text:p>
      <text:p text:style-name="P13"><text:tab/><text:tab/><text:span text:style-name="T14">(∃add{[even] true, [even] true})(x) = even(x)</text:span></text:p>
      <text:p text:style-name="P12"><text:tab/><text:tab/><text:tab/><text:span text:style-name="T14">(∃add{[even] true, [even] true}{[even] false})(x) = false</text:span></text:p>
      <text:p text:style-name="P12"><text:tab/><text:tab/><text:tab/><text:span text:style-name="T14">(∃add{[even] true, [even] true}{[even] true})(x) = true</text:span></text:p>
      <text:p text:style-name="P12"/>
      <text:p text:style-name="P25">Notice the parenthes<text:span text:style-name="T15">e</text:span>s <text:span text:style-name="T15">since the existential path operator `</text:span>∃<text:span text:style-name="T15">` has low precedence</text:span>:</text:p>
      <text:p text:style-name="P24"/>
      <text:p text:style-name="P24"><text:tab/>(∃add{[even] a, [even] b})(x) &lt;=&gt; (∃add{[even], [even]}(a, b))(x)</text:p>
      <text:p text:style-name="P29">The two expressions to check for equality are:</text:p>
      <text:p text:style-name="P14"/>
      <text:p text:style-name="P14"><text:span text:style-name="T8"><text:tab/>A: if a {if b {even(x)} else {¬even(x)}}</text:span></text:p>
      <text:p text:style-name="P14"><text:span text:style-name="T8"><text:tab/>else {if b {¬even(x)} else {even(x) &amp;&amp; x ¬= 0)}}</text:span></text:p>
      <text:p text:style-name="P14"/>
      <text:p text:style-name="P15"><text:tab/><text:span text:style-name="T11">B: if x == 0 { a &amp;&amp; b } else { (a == b) == even(x) }</text:span></text:p>
      <text:p text:style-name="P14"/>
      <text:p text:style-name="P17">To check for equivalence, I use brute force because `even(x)` is always true when ` <text:span text:style-name="T8">x </text:span>=<text:span text:style-name="T8">= 0</text:span>` is true.<text:line-break/>The two expressions are allowed to return different values when violating this constraint.</text:p>
      <text:p text:style-name="P14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even(x)</text:p>
          </table:table-cell>
          <table:table-cell table:style-name="Table1.A1" office:value-type="string">
            <text:p text:style-name="P4">x == 0</text:p>
          </table:table-cell>
          <table:table-cell table:style-name="Table1.A1" office:value-type="string">
            <text:p text:style-name="P4">A</text:p>
          </table:table-cell>
          <table:table-cell table:style-name="Table1.F1" office:value-type="string">
            <text:p text:style-name="P4">B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F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F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F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F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F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F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F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F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F2" office:value-type="string">
            <text:p text:style-name="P1">1</text:p>
          </table:table-cell>
        </table:table-row>
      </table:table>
      <text:p text:style-name="P14"/>
      <text:p text:style-name="P27">One can generate a sequence from all natural numbers that are returned by `add`:</text:p>
      <text:p text:style-name="P21"/>
      <text:p text:style-name="P21"><text:tab/><text:span text:style-name="T15">add_sequence := </text:span>\(a, b, x) = if a ¬= b { 1 + 2·x } else if a &amp;&amp; b { 2·x } else { 2 + 2·x }</text:p>
      <text:p text:style-name="P21"/>
      <text:p text:style-name="P21"><text:tab/>∃<text:span text:style-name="T15">add_sequence(a, b) &lt;=&gt; ∃add{[even] a, [even] b}</text:span></text:p>
      <text:p text:style-name="P22"><text:tab/>∃<text:span text:style-name="T15">add_sequence(a, b) &lt;=&gt; ∃add{[even], [even]}(a, b)</text:span></text:p>
      <text:p text:style-name="P22"/>
      <text:p text:style-name="P26">Notice that the existential path operator `<text:span text:style-name="T13">∃</text:span>` has low precedence, such that:</text:p>
      <text:p text:style-name="P22"/>
      <text:p text:style-name="P23"><text:tab/>∃<text:span text:style-name="T15">add_sequence(a, b) &lt;=&gt; </text:span>∃<text:span text:style-name="T15">(add_sequence(a, b))</text:span></text:p>
      <text:p text:style-name="P23"/>
      <text:p text:style-name="P26">The following is not <text:span text:style-name="T16">equivalent to the above, because it returns `true` for all natural numbers</text:span>:</text:p>
      <text:p text:style-name="P26"/>
      <text:p text:style-name="P26"><text:tab/><text:span text:style-name="T13">∃</text:span>add_sequence<text:span text:style-name="T13"> &lt;=&gt; ∃add{[even], [even]} &lt;=&gt; true</text:span><text:span text:style-name="T5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3:52:58.282544000</meta:creation-date>
    <dc:date>2017-06-23T21:56:24.956891000</dc:date>
    <meta:editing-duration>PT28M41S</meta:editing-duration>
    <meta:editing-cycles>7</meta:editing-cycles>
    <meta:generator>LibreOffice/5.1.2.2$MacOSX_X86_64 LibreOffice_project/d3bf12ecb743fc0d20e0be0c58ca359301eb705f</meta:generator>
    <meta:document-statistic meta:table-count="1" meta:image-count="0" meta:object-count="0" meta:page-count="3" meta:paragraph-count="176" meta:word-count="930" meta:character-count="4786" meta:non-whitespace-character-count="3902"/>
  </office:meta>
</office:document-meta>
</file>